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Default">
      <style:paragraph-properties fo:margin-top="0cm" fo:margin-bottom="0cm" loext:contextual-spacing="false"/>
      <style:text-properties style:font-name="Comic Sans MS" fo:font-size="10pt" fo:font-style="italic" fo:font-weight="normal" officeooo:rsid="0006921e" officeooo:paragraph-rsid="000f4542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06921e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b4d09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17705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0f4542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02e0d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5eaad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fo:font-size="10pt" officeooo:paragraph-rsid="000f4542" style:font-size-asian="10pt" style:font-size-complex="10pt"/>
    </style:style>
    <style:style style:name="P16" style:family="paragraph" style:parent-style-name="Default">
      <style:paragraph-properties fo:margin-top="0cm" fo:margin-bottom="0cm" loext:contextual-spacing="false"/>
      <style:text-properties fo:font-size="10pt" officeooo:rsid="00397dae" officeooo:paragraph-rsid="000f4542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/>
      <style:text-properties style:font-name="Comic Sans MS" fo:font-size="10pt" fo:font-style="italic" fo:font-weight="normal" officeooo:rsid="0006921e" officeooo:paragraph-rsid="000f4542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text-properties fo:font-size="10pt" officeooo:paragraph-rsid="000f4542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officeooo:paragraph-rsid="000f4542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06921e" officeooo:paragraph-rsid="000fe3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0fe3b6" officeooo:paragraph-rsid="000fe3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0f4542" style:font-weight-asian="bold" style:font-weight-complex="bold"/>
    </style:style>
    <style:style style:name="T3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5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6" style:family="text">
      <style:text-properties style:font-name="Comic Sans MS" fo:font-style="normal" style:text-underline-style="none" fo:font-weight="normal" officeooo:rsid="0035e765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117705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126d63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142d0c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2" style:family="text">
      <style:text-properties style:font-name="Comic Sans MS" fo:font-weight="bold" officeooo:rsid="002425cb" style:font-weight-asian="bold" style:font-weight-complex="bold"/>
    </style:style>
    <style:style style:name="T13" style:family="text">
      <style:text-properties officeooo:rsid="00118fe3"/>
    </style:style>
    <style:style style:name="T14" style:family="text">
      <style:text-properties officeooo:rsid="001871a4"/>
    </style:style>
    <style:style style:name="T15" style:family="text">
      <style:text-properties officeooo:rsid="0015fea3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9a4c6"/>
    </style:style>
    <style:style style:name="T18" style:family="text">
      <style:text-properties officeooo:rsid="000fe3b6"/>
    </style:style>
    <style:style style:name="T19" style:family="text">
      <style:text-properties officeooo:rsid="000fe73e"/>
    </style:style>
    <style:style style:name="T20" style:family="text">
      <style:text-properties officeooo:rsid="0010459e"/>
    </style:style>
    <style:style style:name="T21" style:family="text">
      <style:text-properties officeooo:rsid="001177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span text:style-name="T1">Ch </text:span><text:span text:style-name="T2">6</text:span><text:span text:style-name="T1"> : </text:span><text:span text:style-name="T2">Fonction exponentielle de base a</text:span><text:span text:style-name="T12">: exercices</text:span></text:p>
          </table:table-cell>
        </table:table-row>
      </table:table>
      <text:p text:style-name="P20"/>
      <text:p text:style-name="P21"/>
      <text:p text:style-name="P22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1648178295" text:style-name="L1">
              <text:list-item>
                <text:p text:style-name="P23"><text:span text:style-name="T18">Connaître et utiliser le sens de variation des fonctions de la forme </text:span><text:span text:style-name="T18"><draw:frame draw:style-name="fr1" draw:name="Objet1" text:anchor-type="as-char" svg:y="-0.363cm" svg:width="1.24cm" svg:height="0.4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selon le signe de k et les valeurs de a.</text:span></text:p>
              </text:list-item>
              <text:list-item>
                <text:p text:style-name="P24">Connaître les propriétés algébriques des fonctions exponentielles et les utiliser pour transformer des écritures numériques ou littérales.</text:p>
              </text:list-item>
              <text:list-item>
                <text:p text:style-name="P24">Calculer le taux d’évolution moyen équivalent à des évolutions successives.</text:p>
              </text:list-item>
            </text:list>
          </table:table-cell>
        </table:table-row>
      </table:table>
      <text:p text:style-name="P2"/>
      <text:p text:style-name="P17"/>
      <text:p text:style-name="P3"><text:span text:style-name="T13">Les exercices sont à</text:span> réaliser dans l’ordre que vous voulez partie exercice en indiquant bien le chapitre sur l<text:span text:style-name="T14">e</text:span>quel vous travaillez, <text:span text:style-name="T15">vous pourrez éventuellement poursuivre votre travail chez vous.</text:span></text:p>
      <text:p text:style-name="P4"/>
      <text:p text:style-name="P5"/>
      <text:p text:style-name="P6"><text:span text:style-name="T16">A traiter obligatoirement :</text:span> </text:p>
      <text:p text:style-name="P7">I) <text:span text:style-name="T19">Ex 3;6;8;10;11;12;15;16;18;20;22;23 et 25 p 61</text:span></text:p>
      <text:p text:style-name="P8">II) <text:span text:style-name="T20">Ex 32 ; 34 ; 37 ; 43 p 62 ; 45 ; 46 ; 47 ;52 ; 60 ; 61 ; 62 ; 65 ; 67 ; 68 p 63 ; Ex 76 ; 77 ; 81 p 64</text:span></text:p>
      <text:p text:style-name="P9">III) Ex 86 ; 87  p 65 ; 99 ; 102 ; 103 ; 106 p 67</text:p>
      <text:p text:style-name="P6"/>
      <text:p text:style-name="P10">Pour encore s’exercer :</text:p>
      <text:p text:style-name="P11"><text:span text:style-name="T17">Si j’ai eu des difficultés au </text:span>I : E<text:span text:style-name="T21">x 14 ; 17 ; 21 ; 24 p 61</text:span></text:p>
      <text:p text:style-name="P15"><text:span text:style-name="T4">Si j’ai eu des difficultés au </text:span><text:span text:style-name="T5">II :</text:span><text:span text:style-name="T6"> </text:span><text:span text:style-name="T7">Ex 33 ; 38  p 62 ; 44 ; 51 ; 64 ; 66 p 63 ; 78 ; 79 ; 80 p 64</text:span></text:p>
      <text:p text:style-name="P14">Si j’ai eu des difficultés au III : Ex 88 p 65 ; 101 p 67</text:p>
      <text:p text:style-name="P13"/>
      <text:p text:style-name="P16"><text:span text:style-name="T11">V</text:span><text:span text:style-name="T10">ers le bac</text:span><text:span text:style-name="T3"> : devoir maison n° : </text:span><text:span text:style-name="T8">Ex 14</text:span><text:span text:style-name="T9">2</text:span><text:span text:style-name="T8"> p 73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9:22:05.833000000</meta:creation-date>
    <dc:date>2020-11-04T15:16:22.656000000</dc:date>
    <meta:editing-duration>PT26M45S</meta:editing-duration>
    <meta:editing-cycles>6</meta:editing-cycles>
    <meta:generator>LibreOffice/6.4.2.2$Windows_X86_64 LibreOffice_project/4e471d8c02c9c90f512f7f9ead8875b57fcb1ec3</meta:generator>
    <meta:document-statistic meta:table-count="2" meta:image-count="0" meta:object-count="1" meta:page-count="1" meta:paragraph-count="15" meta:word-count="252" meta:character-count="1131" meta:non-whitespace-character-count="894"/>
  </office:meta>
</office:document-meta>
</file>

<file path=Object 1/content.xml><?xml version="1.0" encoding="utf-8"?>
<math xmlns="http://www.w3.org/1998/Math/MathML" display="block">
  <semantics>
    <mrow>
      <mi>x</mi>
      <mo stretchy="false">→</mo>
      <mi>k</mi>
      <msup>
        <mi>a</mi>
        <mi>x</mi>
      </msup>
    </mrow>
    <annotation encoding="StarMath 5.0">x rightarrow k a^{x}</annotation>
  </semantics>
</math>
</file>